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F0000003D674A8EE444AD3FDC.png" manifest:media-type="image/png"/>
  <manifest:file-entry manifest:full-path="Pictures/10000000000000F600000078DCB64A07B7736DC2.png" manifest:media-type="image/png"/>
  <manifest:file-entry manifest:full-path="Pictures/10000201000002A80000016F1572C7DD60FDE2DE.png" manifest:media-type="image/png"/>
  <manifest:file-entry manifest:full-path="Pictures/100002010000055E000003E96CF5F11214DF53FB.png" manifest:media-type="image/png"/>
  <manifest:file-entry manifest:full-path="Pictures/10000201000000FF0000003DDB9CADD77BD27320.png" manifest:media-type="image/png"/>
  <manifest:file-entry manifest:full-path="Pictures/100002010000031A00000115702D0ABC7031513C.png" manifest:media-type="image/png"/>
  <manifest:file-entry manifest:full-path="Pictures/10000201000001BD0000007E04E090C492F8B813.png" manifest:media-type="image/png"/>
  <manifest:file-entry manifest:full-path="Pictures/100002010000012400000032B50D6579F197B70A.png" manifest:media-type="image/png"/>
  <manifest:file-entry manifest:full-path="Pictures/10000201000001650000007D7A3EDA3C52F97930.png" manifest:media-type="image/png"/>
  <manifest:file-entry manifest:full-path="Pictures/10000201000002CC000001586583EB9AF63B46AC.png" manifest:media-type="image/png"/>
  <manifest:file-entry manifest:full-path="Pictures/10000201000001F0000001103731BE47ADB2E043.png" manifest:media-type="image/png"/>
  <manifest:file-entry manifest:full-path="Pictures/10000201000001BD0000007E1C32FB3A12EC7F23.png" manifest:media-type="image/png"/>
  <manifest:file-entry manifest:full-path="Pictures/1000000000000149000000998042849CE0C233CE.jpg" manifest:media-type="image/jpeg"/>
  <manifest:file-entry manifest:full-path="Pictures/100002010000010000000100A50E99CE06943D92.png" manifest:media-type="image/png"/>
  <manifest:file-entry manifest:full-path="Pictures/10000201000000BC0000003D6D20DF1563A6E73B.png" manifest:media-type="image/png"/>
  <manifest:file-entry manifest:full-path="Pictures/100002010000015D000001223EEEB62A6754235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Museo Sans 100" svg:font-family="'Museo Sans 100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df0d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bitmap" draw:fill-image-name="msFillBitmap_20_1" draw:opacity="100%" style:repeat="stretch" draw:textarea-vertical-align="top" draw:auto-grow-height="false" draw:fit-to-size="false" style:shrink-to-fit="false" fo:min-height="18.799cm" fo:min-width="25.648cm" fo:padding-top="0.125cm" fo:padding-bottom="0.125cm" fo:padding-left="0.25cm" fo:padding-right="0.25cm" fo:wrap-option="wrap" fo:clip="rect(0cm, 0cm, 0cm, 0cm)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cm" svg:stroke-color="#93b023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Title_20_Slide-notes">
      <style:graphic-properties draw:fill-color="#ffffff" fo:min-height="13.364cm"/>
    </style:style>
    <style:style style:name="P1" style:family="paragraph">
      <loext:graphic-properties draw:fill="bitmap" draw:fill-image-name="msFillBitmap_20_1" draw:opacity="100%" style:repeat="stretch"/>
      <style:paragraph-properties fo:margin-top="0cm" fo:margin-bottom="0cm" fo:line-height="100%" fo:text-align="start" style:font-independent-line-spacing="true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589632" style:text-line-through-style="none" style:text-line-through-type="none" style:text-position="0% 100%" style:font-name="Museo Sans 100" fo:font-size="42pt" fo:letter-spacing="normal" fo:font-style="normal" style:text-underline-style="none" fo:font-weight="bold" style:font-name-asian="DejaVu Sans" style:font-size-asian="42pt" style:font-style-asian="normal" style:font-weight-asian="bold" style:font-name-complex="DejaVu Sans" style:font-size-complex="42pt" style:font-style-complex="normal" style:font-weight-complex="bold"/>
    </style:style>
    <style:style style:name="T2" style:family="text">
      <style:text-properties fo:font-variant="normal" fo:text-transform="none" fo:color="#93b023" style:text-line-through-style="none" style:text-line-through-type="none" style:text-position="0% 100%" style:font-name="Museo Sans 100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93b023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5" style:family="text">
      <style:text-properties fo:font-variant="normal" fo:text-transform="none" fo:color="#93b023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" style:family="text">
      <style:text-properties fo:font-variant="normal" fo:text-transform="none" fo:color="#93b023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58963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93b02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TextShape 2" draw:style-name="gr1" draw:text-style-name="P1" draw:layer="layout" svg:width="26.147cm" svg:height="19.048cm" svg:x="4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>
        <draw:custom-shape draw:name="CustomShape 1" draw:style-name="gr3" draw:text-style-name="P4" draw:layer="layout" svg:width="25.196cm" svg:height="2.028cm" svg:x="4.334cm" svg:y="1.382cm">
          <text:p text:style-name="P3"><text:span text:style-name="T1">VIe Séminaire Utilisate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3.225cm" svg:height="1.942cm" svg:x="10.176cm" svg:y="3.728cm">
          <text:p text:style-name="P5"><text:span text:style-name="T2">13&amp;14 Décembre 2018 à Montpelli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9" draw:style-name="gr4" draw:text-style-name="P6" draw:layer="layout" svg:width="8.297cm" svg:height="2.348cm" svg:x="17.57cm" svg:y="11.543cm">
          <draw:image xlink:href="Pictures/10000201000001BD0000007E04E090C492F8B813.png" xlink:type="simple" xlink:show="embed" xlink:actuate="onLoad">
            <text:p/>
          </draw:image>
        </draw:frame>
        <draw:frame draw:name="Image 21" draw:style-name="gr4" draw:text-style-name="P6" draw:layer="layout" svg:width="5.577cm" svg:height="2.593cm" svg:x="10.8cm" svg:y="11.298cm">
          <draw:image xlink:href="Pictures/1000000000000149000000998042849CE0C233CE.jpg" xlink:type="simple" xlink:show="embed" xlink:actuate="onLoad">
            <text:p/>
          </draw:image>
        </draw:frame>
        <draw:frame draw:name="Image 3" draw:style-name="gr4" draw:text-style-name="P6" draw:layer="layout" svg:width="8.457cm" svg:height="2.96cm" svg:x="22.626cm" svg:y="15.162cm">
          <draw:image xlink:href="Pictures/10000201000001650000007D7A3EDA3C52F97930.png" xlink:type="simple" xlink:show="embed" xlink:actuate="onLoad">
            <text:p/>
          </draw:image>
        </draw:frame>
        <draw:frame draw:style-name="gr4" draw:text-style-name="P6" draw:layer="layout" svg:width="19.142cm" svg:height="9.187cm" svg:x="7.597cm" svg:y="3.612cm">
          <draw:image xlink:href="Pictures/10000201000002CC000001586583EB9AF63B46AC.png" xlink:type="simple" xlink:show="embed" xlink:actuate="onLoad">
            <text:p/>
          </draw:image>
        </draw:frame>
        <draw:frame draw:style-name="gr4" draw:text-style-name="P6" draw:layer="layout" svg:width="7.964cm" svg:height="4.359cm" svg:x="12.835cm" svg:y="14.417cm">
          <draw:image xlink:href="Pictures/10000201000001F0000001103731BE47ADB2E043.png" xlink:type="simple" xlink:show="embed" xlink:actuate="onLoad">
            <text:p/>
          </draw:image>
        </draw:frame>
        <draw:frame draw:style-name="gr4" draw:text-style-name="P6" draw:layer="layout" svg:width="10.999cm" svg:height="2.649cm" svg:x="1.077cm" svg:y="15.427cm">
          <draw:image xlink:href="Pictures/10000201000000FF0000003DDB9CADD77BD2732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>
        <draw:custom-shape draw:name="CustomShape 1" draw:style-name="gr5" draw:text-style-name="P4" draw:layer="layout" svg:width="32.799cm" svg:height="4.499cm" svg:x="0.6cm" svg:y="5.8cm">
          <text:p text:style-name="P3"><text:span text:style-name="T3"/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2" draw:style-name="gr4" draw:text-style-name="P6" draw:layer="layout" svg:width="7.09cm" svg:height="1.212cm" svg:x="6.864cm" svg:y="16.383cm">
          <draw:image xlink:href="Pictures/100002010000012400000032B50D6579F197B70A.png" xlink:type="simple" xlink:show="embed" xlink:actuate="onLoad">
            <text:p/>
          </draw:image>
        </draw:frame>
        <draw:frame draw:name="Image 13" draw:style-name="gr4" draw:text-style-name="P6" draw:layer="layout" svg:width="3.249cm" svg:height="3.249cm" svg:x="19.15cm" svg:y="15.55cm">
          <draw:image xlink:href="Pictures/100002010000010000000100A50E99CE06943D92.png" xlink:type="simple" xlink:show="embed" xlink:actuate="onLoad">
            <text:p/>
          </draw:image>
        </draw:frame>
        <draw:frame draw:name="Image 16" draw:style-name="gr4" draw:text-style-name="P6" draw:layer="layout" svg:width="3.431cm" svg:height="2.848cm" svg:x="5.768cm" svg:y="11.551cm">
          <draw:image xlink:href="Pictures/100002010000015D000001223EEEB62A67542351.png" xlink:type="simple" xlink:show="embed" xlink:actuate="onLoad">
            <text:p/>
          </draw:image>
        </draw:frame>
        <draw:frame draw:name="Image 20" draw:style-name="gr4" draw:text-style-name="P6" draw:layer="layout" svg:width="4.095cm" svg:height="2.209cm" svg:x="24.105cm" svg:y="11.934cm">
          <draw:image xlink:href="Pictures/10000201000002A80000016F1572C7DD60FDE2DE.png" xlink:type="simple" xlink:show="embed" xlink:actuate="onLoad">
            <text:p/>
          </draw:image>
        </draw:frame>
        <draw:custom-shape draw:name="CustomShape 2" draw:style-name="gr3" draw:text-style-name="P4" draw:layer="layout" svg:width="12.935cm" svg:height="1.181cm" svg:x="2.226cm" svg:y="10.476cm">
          <text:p text:style-name="P7"><text:span text:style-name="T4">Nos parrain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" draw:text-style-name="P6" draw:layer="layout" svg:width="9.1cm" svg:height="2.575cm" svg:x="1.9cm" svg:y="0.914cm">
          <draw:image xlink:href="Pictures/10000201000001BD0000007E1C32FB3A12EC7F23.png" xlink:type="simple" xlink:show="embed" xlink:actuate="onLoad">
            <text:p/>
          </draw:image>
        </draw:frame>
        <draw:frame draw:name="Picture 3" draw:style-name="gr4" draw:text-style-name="P6" draw:layer="layout" svg:width="5.011cm" svg:height="2.442cm" svg:x="22.807cm" svg:y="1.108cm">
          <draw:image xlink:href="Pictures/10000000000000F600000078DCB64A07B7736DC2.png" xlink:type="simple" xlink:show="embed" xlink:actuate="onLoad">
            <text:p/>
          </draw:image>
        </draw:frame>
        <draw:frame draw:name="Image 1" draw:style-name="gr4" draw:text-style-name="P6" draw:layer="layout" svg:width="6.612cm" svg:height="2.305cm" svg:x="12.923cm" svg:y="1.139cm">
          <draw:image xlink:href="Pictures/100002010000031A00000115702D0ABC7031513C.png" xlink:type="simple" xlink:show="embed" xlink:actuate="onLoad">
            <text:p/>
          </draw:image>
        </draw:frame>
        <draw:custom-shape draw:name="CustomShape 3" draw:style-name="gr3" draw:text-style-name="P4" draw:layer="layout" svg:width="12.935cm" svg:height="1.096cm" svg:x="6.126cm" svg:y="14.74cm">
          <text:p text:style-name="P7"><text:span text:style-name="T5">Nos souti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" draw:text-style-name="P6" draw:layer="layout" svg:width="5.578cm" svg:height="1.808cm" svg:x="14.002cm" svg:y="12.303cm">
          <draw:image xlink:href="Pictures/10000201000000BC0000003D6D20DF1563A6E73B.png" xlink:type="simple" xlink:show="embed" xlink:actuate="onLoad">
            <text:p/>
          </draw:image>
        </draw:frame>
        <draw:frame draw:name="Image 3" draw:style-name="gr4" draw:text-style-name="P6" draw:layer="layout" svg:width="8.457cm" svg:height="2.96cm" svg:x="22.827cm" svg:y="6.562cm">
          <draw:image xlink:href="Pictures/10000201000001650000007D7A3EDA3C52F97930.png" xlink:type="simple" xlink:show="embed" xlink:actuate="onLoad">
            <text:p/>
          </draw:image>
        </draw:frame>
        <draw:frame draw:style-name="gr4" draw:text-style-name="P6" draw:layer="layout" svg:width="7.964cm" svg:height="4.359cm" svg:x="13.036cm" svg:y="5.817cm">
          <draw:image xlink:href="Pictures/10000201000001F0000001103731BE47ADB2E043.png" xlink:type="simple" xlink:show="embed" xlink:actuate="onLoad">
            <text:p/>
          </draw:image>
        </draw:frame>
        <draw:frame draw:style-name="gr4" draw:text-style-name="P6" draw:layer="layout" svg:width="10.999cm" svg:height="2.649cm" svg:x="1.278cm" svg:y="6.827cm">
          <draw:image xlink:href="Pictures/10000201000000FF0000003D674A8EE444AD3FDC.png" xlink:type="simple" xlink:show="embed" xlink:actuate="onLoad">
            <text:p/>
          </draw:image>
        </draw:frame>
        <draw:custom-shape draw:name="CustomShape 4" draw:style-name="gr3" draw:text-style-name="P4" draw:layer="layout" svg:width="5.173cm" svg:height="1.266cm" svg:x="0.326cm" svg:y="4.633cm">
          <text:p text:style-name="P7"><text:span text:style-name="T6">Nos mécè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4" draw:layer="layout" svg:width="19.399cm" svg:height="2.899cm" svg:x="6.4cm" svg:y="15.7cm">
          <text:p text:style-name="P3"><text:span text:style-name="T3"/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4" draw:layer="layout" svg:width="29.199cm" svg:height="2.899cm" svg:x="2.5cm" svg:y="11.6cm">
          <text:p text:style-name="P3"><text:span text:style-name="T3"/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Museo Sans 100" svg:font-family="'Museo Sans 100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55E000003E96CF5F11214DF53F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398cm" svg:height="6.63cm" svg:x="4.233cm" svg:y="3.118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0:30:24</meta:creation-date>
    <meta:initial-creator>Nina LACHIA</meta:initial-creator>
    <dc:language>fr-FR</dc:language>
    <dc:creator>Régis Haubourg</dc:creator>
    <dc:date>2018-12-20T15:18:22.361514794</dc:date>
    <meta:editing-cycles>18</meta:editing-cycles>
    <dc:title>Présentation PowerPoint</dc:title>
    <meta:editing-duration>PT1H30M35S</meta:editing-duration>
    <meta:generator>LibreOffice/6.0.6.2$Linux_X86_64 LibreOffice_project/0c292870b25a325b5ed35f6b45599d2ea4458e77</meta:generator>
    <meta:document-statistic meta:object-count="5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